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604969" calcext:value-type="float">
            <text:p>0.97604969</text:p>
          </table:table-cell>
          <table:table-cell office:value-type="float" office:value="0.00279756" calcext:value-type="float">
            <text:p>0.00279756</text:p>
          </table:table-cell>
          <table:table-cell office:value-type="float" office:value="0.00617521" calcext:value-type="float">
            <text:p>0.00617521</text:p>
          </table:table-cell>
          <table:table-cell office:value-type="float" office:value="0.01497753" calcext:value-type="float">
            <text:p>0.01497753</text:p>
          </table:table-cell>
          <table:table-cell office:value-type="float" office:value="0.01148727" calcext:value-type="float">
            <text:p>0.01148727</text:p>
          </table:table-cell>
          <table:table-cell office:value-type="float" office:value="0.95415826" calcext:value-type="float">
            <text:p>0.95415826</text:p>
          </table:table-cell>
          <table:table-cell office:value-type="float" office:value="0.00001169" calcext:value-type="float">
            <text:p>1.169E-05</text:p>
          </table:table-cell>
          <table:table-cell office:value-type="float" office:value="0.03434278" calcext:value-type="float">
            <text:p>0.03434278</text:p>
          </table:table-cell>
          <table:table-cell office:value-type="float" office:value="0.02225757" calcext:value-type="float">
            <text:p>0.02225757</text:p>
          </table:table-cell>
          <table:table-cell office:value-type="float" office:value="0.00015848" calcext:value-type="float">
            <text:p>0.00015848</text:p>
          </table:table-cell>
          <table:table-cell office:value-type="float" office:value="0.90513113" calcext:value-type="float">
            <text:p>0.90513113</text:p>
          </table:table-cell>
          <table:table-cell office:value-type="float" office:value="0.07245283" calcext:value-type="float">
            <text:p>0.072452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436363" calcext:value-type="float">
            <text:p>0.97436363</text:p>
          </table:table-cell>
          <table:table-cell office:value-type="float" office:value="0.00285425" calcext:value-type="float">
            <text:p>0.00285425</text:p>
          </table:table-cell>
          <table:table-cell office:value-type="float" office:value="0.00679597" calcext:value-type="float">
            <text:p>0.00679597</text:p>
          </table:table-cell>
          <table:table-cell office:value-type="float" office:value="0.01598615" calcext:value-type="float">
            <text:p>0.01598615</text:p>
          </table:table-cell>
          <table:table-cell office:value-type="float" office:value="0.01122467" calcext:value-type="float">
            <text:p>0.01122467</text:p>
          </table:table-cell>
          <table:table-cell office:value-type="float" office:value="0.95288322" calcext:value-type="float">
            <text:p>0.95288322</text:p>
          </table:table-cell>
          <table:table-cell office:value-type="float" office:value="0.0000126" calcext:value-type="float">
            <text:p>1.26E-05</text:p>
          </table:table-cell>
          <table:table-cell office:value-type="float" office:value="0.03587952" calcext:value-type="float">
            <text:p>0.03587952</text:p>
          </table:table-cell>
          <table:table-cell office:value-type="float" office:value="0.02027603" calcext:value-type="float">
            <text:p>0.02027603</text:p>
          </table:table-cell>
          <table:table-cell office:value-type="float" office:value="0.00014755" calcext:value-type="float">
            <text:p>0.00014755</text:p>
          </table:table-cell>
          <table:table-cell office:value-type="float" office:value="0.90900727" calcext:value-type="float">
            <text:p>0.90900727</text:p>
          </table:table-cell>
          <table:table-cell office:value-type="float" office:value="0.07056915" calcext:value-type="float">
            <text:p>0.070569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25075" calcext:value-type="float">
            <text:p>0.9725075</text:p>
          </table:table-cell>
          <table:table-cell office:value-type="float" office:value="0.00291399" calcext:value-type="float">
            <text:p>0.00291399</text:p>
          </table:table-cell>
          <table:table-cell office:value-type="float" office:value="0.00746478" calcext:value-type="float">
            <text:p>0.00746478</text:p>
          </table:table-cell>
          <table:table-cell office:value-type="float" office:value="0.01711373" calcext:value-type="float">
            <text:p>0.01711373</text:p>
          </table:table-cell>
          <table:table-cell office:value-type="float" office:value="0.01095724" calcext:value-type="float">
            <text:p>0.01095724</text:p>
          </table:table-cell>
          <table:table-cell office:value-type="float" office:value="0.9514625" calcext:value-type="float">
            <text:p>0.9514625</text:p>
          </table:table-cell>
          <table:table-cell office:value-type="float" office:value="0.00001353" calcext:value-type="float">
            <text:p>1.353E-05</text:p>
          </table:table-cell>
          <table:table-cell office:value-type="float" office:value="0.03756672" calcext:value-type="float">
            <text:p>0.03756672</text:p>
          </table:table-cell>
          <table:table-cell office:value-type="float" office:value="0.0184918" calcext:value-type="float">
            <text:p>0.0184918</text:p>
          </table:table-cell>
          <table:table-cell office:value-type="float" office:value="0.00013764" calcext:value-type="float">
            <text:p>0.00013764</text:p>
          </table:table-cell>
          <table:table-cell office:value-type="float" office:value="0.91234016" calcext:value-type="float">
            <text:p>0.91234016</text:p>
          </table:table-cell>
          <table:table-cell office:value-type="float" office:value="0.06903039" calcext:value-type="float">
            <text:p>0.069030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046429" calcext:value-type="float">
            <text:p>0.97046429</text:p>
          </table:table-cell>
          <table:table-cell office:value-type="float" office:value="0.00297688" calcext:value-type="float">
            <text:p>0.00297688</text:p>
          </table:table-cell>
          <table:table-cell office:value-type="float" office:value="0.0081835" calcext:value-type="float">
            <text:p>0.0081835</text:p>
          </table:table-cell>
          <table:table-cell office:value-type="float" office:value="0.01837534" calcext:value-type="float">
            <text:p>0.01837534</text:p>
          </table:table-cell>
          <table:table-cell office:value-type="float" office:value="0.01068545" calcext:value-type="float">
            <text:p>0.01068545</text:p>
          </table:table-cell>
          <table:table-cell office:value-type="float" office:value="0.94988169" calcext:value-type="float">
            <text:p>0.94988169</text:p>
          </table:table-cell>
          <table:table-cell office:value-type="float" office:value="0.0000145" calcext:value-type="float">
            <text:p>1.45E-05</text:p>
          </table:table-cell>
          <table:table-cell office:value-type="float" office:value="0.03941837" calcext:value-type="float">
            <text:p>0.03941837</text:p>
          </table:table-cell>
          <table:table-cell office:value-type="float" office:value="0.01688448" calcext:value-type="float">
            <text:p>0.01688448</text:p>
          </table:table-cell>
          <table:table-cell office:value-type="float" office:value="0.00012866" calcext:value-type="float">
            <text:p>0.00012866</text:p>
          </table:table-cell>
          <table:table-cell office:value-type="float" office:value="0.91516768" calcext:value-type="float">
            <text:p>0.91516768</text:p>
          </table:table-cell>
          <table:table-cell office:value-type="float" office:value="0.06781919" calcext:value-type="float">
            <text:p>0.067819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821497" calcext:value-type="float">
            <text:p>0.96821497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895384" calcext:value-type="float">
            <text:p>0.00895384</text:p>
          </table:table-cell>
          <table:table-cell office:value-type="float" office:value="0.0197882" calcext:value-type="float">
            <text:p>0.0197882</text:p>
          </table:table-cell>
          <table:table-cell office:value-type="float" office:value="0.01040975" calcext:value-type="float">
            <text:p>0.01040975</text:p>
          </table:table-cell>
          <table:table-cell office:value-type="float" office:value="0.94812472" calcext:value-type="float">
            <text:p>0.94812472</text:p>
          </table:table-cell>
          <table:table-cell office:value-type="float" office:value="0.00001549" calcext:value-type="float">
            <text:p>1.549E-05</text:p>
          </table:table-cell>
          <table:table-cell office:value-type="float" office:value="0.04145004" calcext:value-type="float">
            <text:p>0.04145004</text:p>
          </table:table-cell>
          <table:table-cell office:value-type="float" office:value="0.01543566" calcext:value-type="float">
            <text:p>0.01543566</text:p>
          </table:table-cell>
          <table:table-cell office:value-type="float" office:value="0.00012051" calcext:value-type="float">
            <text:p>0.00012051</text:p>
          </table:table-cell>
          <table:table-cell office:value-type="float" office:value="0.91752181" calcext:value-type="float">
            <text:p>0.91752181</text:p>
          </table:table-cell>
          <table:table-cell office:value-type="float" office:value="0.06692202" calcext:value-type="float">
            <text:p>0.066922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57382" calcext:value-type="float">
            <text:p>0.9657382</text:p>
          </table:table-cell>
          <table:table-cell office:value-type="float" office:value="0.00311243" calcext:value-type="float">
            <text:p>0.00311243</text:p>
          </table:table-cell>
          <table:table-cell office:value-type="float" office:value="0.00977726" calcext:value-type="float">
            <text:p>0.00977726</text:p>
          </table:table-cell>
          <table:table-cell office:value-type="float" office:value="0.02137211" calcext:value-type="float">
            <text:p>0.02137211</text:p>
          </table:table-cell>
          <table:table-cell office:value-type="float" office:value="0.0101306" calcext:value-type="float">
            <text:p>0.0101306</text:p>
          </table:table-cell>
          <table:table-cell office:value-type="float" office:value="0.94617381" calcext:value-type="float">
            <text:p>0.94617381</text:p>
          </table:table-cell>
          <table:table-cell office:value-type="float" office:value="0.0000165" calcext:value-type="float">
            <text:p>1.65E-05</text:p>
          </table:table-cell>
          <table:table-cell office:value-type="float" office:value="0.04367908" calcext:value-type="float">
            <text:p>0.04367908</text:p>
          </table:table-cell>
          <table:table-cell office:value-type="float" office:value="0.01412884" calcext:value-type="float">
            <text:p>0.01412884</text:p>
          </table:table-cell>
          <table:table-cell office:value-type="float" office:value="0.00011312" calcext:value-type="float">
            <text:p>0.00011312</text:p>
          </table:table-cell>
          <table:table-cell office:value-type="float" office:value="0.91942898" calcext:value-type="float">
            <text:p>0.91942898</text:p>
          </table:table-cell>
          <table:table-cell office:value-type="float" office:value="0.06632906" calcext:value-type="float">
            <text:p>0.066329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301" calcext:value-type="float">
            <text:p>0.96301</text:p>
          </table:table-cell>
          <table:table-cell office:value-type="float" office:value="0.00318525" calcext:value-type="float">
            <text:p>0.00318525</text:p>
          </table:table-cell>
          <table:table-cell office:value-type="float" office:value="0.01065496" calcext:value-type="float">
            <text:p>0.01065496</text:p>
          </table:table-cell>
          <table:table-cell office:value-type="float" office:value="0.02314979" calcext:value-type="float">
            <text:p>0.02314979</text:p>
          </table:table-cell>
          <table:table-cell office:value-type="float" office:value="0.00984846" calcext:value-type="float">
            <text:p>0.00984846</text:p>
          </table:table-cell>
          <table:table-cell office:value-type="float" office:value="0.94400918" calcext:value-type="float">
            <text:p>0.94400918</text:p>
          </table:table-cell>
          <table:table-cell office:value-type="float" office:value="0.00001753" calcext:value-type="float">
            <text:p>1.753E-05</text:p>
          </table:table-cell>
          <table:table-cell office:value-type="float" office:value="0.04612483" calcext:value-type="float">
            <text:p>0.04612483</text:p>
          </table:table-cell>
          <table:table-cell office:value-type="float" office:value="0.01294919" calcext:value-type="float">
            <text:p>0.01294919</text:p>
          </table:table-cell>
          <table:table-cell office:value-type="float" office:value="0.0001064" calcext:value-type="float">
            <text:p>0.0001064</text:p>
          </table:table-cell>
          <table:table-cell office:value-type="float" office:value="0.9209103" calcext:value-type="float">
            <text:p>0.9209103</text:p>
          </table:table-cell>
          <table:table-cell office:value-type="float" office:value="0.06603411" calcext:value-type="float">
            <text:p>0.066034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000338" calcext:value-type="float">
            <text:p>0.96000338</text:p>
          </table:table-cell>
          <table:table-cell office:value-type="float" office:value="0.00326152" calcext:value-type="float">
            <text:p>0.00326152</text:p>
          </table:table-cell>
          <table:table-cell office:value-type="float" office:value="0.01158775" calcext:value-type="float">
            <text:p>0.01158775</text:p>
          </table:table-cell>
          <table:table-cell office:value-type="float" office:value="0.02514735" calcext:value-type="float">
            <text:p>0.02514735</text:p>
          </table:table-cell>
          <table:table-cell office:value-type="float" office:value="0.00956375" calcext:value-type="float">
            <text:p>0.00956375</text:p>
          </table:table-cell>
          <table:table-cell office:value-type="float" office:value="0.94160891" calcext:value-type="float">
            <text:p>0.94160891</text:p>
          </table:table-cell>
          <table:table-cell office:value-type="float" office:value="0.00001858" calcext:value-type="float">
            <text:p>1.858E-05</text:p>
          </table:table-cell>
          <table:table-cell office:value-type="float" office:value="0.04880877" calcext:value-type="float">
            <text:p>0.04880877</text:p>
          </table:table-cell>
          <table:table-cell office:value-type="float" office:value="0.01188344" calcext:value-type="float">
            <text:p>0.01188344</text:p>
          </table:table-cell>
          <table:table-cell office:value-type="float" office:value="0.00010029" calcext:value-type="float">
            <text:p>0.00010029</text:p>
          </table:table-cell>
          <table:table-cell office:value-type="float" office:value="0.92198174" calcext:value-type="float">
            <text:p>0.92198174</text:p>
          </table:table-cell>
          <table:table-cell office:value-type="float" office:value="0.06603452" calcext:value-type="float">
            <text:p>0.066034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668788" calcext:value-type="float">
            <text:p>0.95668788</text:p>
          </table:table-cell>
          <table:table-cell office:value-type="float" office:value="0.00334129" calcext:value-type="float">
            <text:p>0.00334129</text:p>
          </table:table-cell>
          <table:table-cell office:value-type="float" office:value="0.01257606" calcext:value-type="float">
            <text:p>0.01257606</text:p>
          </table:table-cell>
          <table:table-cell office:value-type="float" office:value="0.02739477" calcext:value-type="float">
            <text:p>0.02739477</text:p>
          </table:table-cell>
          <table:table-cell office:value-type="float" office:value="0.0092769" calcext:value-type="float">
            <text:p>0.0092769</text:p>
          </table:table-cell>
          <table:table-cell office:value-type="float" office:value="0.93894867" calcext:value-type="float">
            <text:p>0.93894867</text:p>
          </table:table-cell>
          <table:table-cell office:value-type="float" office:value="0.00001962" calcext:value-type="float">
            <text:p>1.962E-05</text:p>
          </table:table-cell>
          <table:table-cell office:value-type="float" office:value="0.05175481" calcext:value-type="float">
            <text:p>0.05175481</text:p>
          </table:table-cell>
          <table:table-cell office:value-type="float" office:value="0.01091971" calcext:value-type="float">
            <text:p>0.01091971</text:p>
          </table:table-cell>
          <table:table-cell office:value-type="float" office:value="0.00009474" calcext:value-type="float">
            <text:p>9.474E-05</text:p>
          </table:table-cell>
          <table:table-cell office:value-type="float" office:value="0.92265436" calcext:value-type="float">
            <text:p>0.92265436</text:p>
          </table:table-cell>
          <table:table-cell office:value-type="float" office:value="0.06633119" calcext:value-type="float">
            <text:p>0.066331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302908" calcext:value-type="float">
            <text:p>0.95302908</text:p>
          </table:table-cell>
          <table:table-cell office:value-type="float" office:value="0.00342458" calcext:value-type="float">
            <text:p>0.00342458</text:p>
          </table:table-cell>
          <table:table-cell office:value-type="float" office:value="0.0136198" calcext:value-type="float">
            <text:p>0.0136198</text:p>
          </table:table-cell>
          <table:table-cell office:value-type="float" office:value="0.02992653" calcext:value-type="float">
            <text:p>0.02992653</text:p>
          </table:table-cell>
          <table:table-cell office:value-type="float" office:value="0.00898833" calcext:value-type="float">
            <text:p>0.00898833</text:p>
          </table:table-cell>
          <table:table-cell office:value-type="float" office:value="0.9360015" calcext:value-type="float">
            <text:p>0.9360015</text:p>
          </table:table-cell>
          <table:table-cell office:value-type="float" office:value="0.00002067" calcext:value-type="float">
            <text:p>2.067E-05</text:p>
          </table:table-cell>
          <table:table-cell office:value-type="float" office:value="0.0549895" calcext:value-type="float">
            <text:p>0.0549895</text:p>
          </table:table-cell>
          <table:table-cell office:value-type="float" office:value="0.01004737" calcext:value-type="float">
            <text:p>0.01004737</text:p>
          </table:table-cell>
          <table:table-cell office:value-type="float" office:value="0.00008969" calcext:value-type="float">
            <text:p>8.969E-05</text:p>
          </table:table-cell>
          <table:table-cell office:value-type="float" office:value="0.92293431" calcext:value-type="float">
            <text:p>0.92293431</text:p>
          </table:table-cell>
          <table:table-cell office:value-type="float" office:value="0.06692863" calcext:value-type="float">
            <text:p>0.066928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898803" calcext:value-type="float">
            <text:p>0.94898803</text:p>
          </table:table-cell>
          <table:table-cell office:value-type="float" office:value="0.00351142" calcext:value-type="float">
            <text:p>0.00351142</text:p>
          </table:table-cell>
          <table:table-cell office:value-type="float" office:value="0.01471832" calcext:value-type="float">
            <text:p>0.01471832</text:p>
          </table:table-cell>
          <table:table-cell office:value-type="float" office:value="0.03278223" calcext:value-type="float">
            <text:p>0.03278223</text:p>
          </table:table-cell>
          <table:table-cell office:value-type="float" office:value="0.00869845" calcext:value-type="float">
            <text:p>0.00869845</text:p>
          </table:table-cell>
          <table:table-cell office:value-type="float" office:value="0.93273754" calcext:value-type="float">
            <text:p>0.93273754</text:p>
          </table:table-cell>
          <table:table-cell office:value-type="float" office:value="0.00002171" calcext:value-type="float">
            <text:p>2.171E-05</text:p>
          </table:table-cell>
          <table:table-cell office:value-type="float" office:value="0.0585423" calcext:value-type="float">
            <text:p>0.0585423</text:p>
          </table:table-cell>
          <table:table-cell office:value-type="float" office:value="0.00925693" calcext:value-type="float">
            <text:p>0.00925693</text:p>
          </table:table-cell>
          <table:table-cell office:value-type="float" office:value="0.00008509" calcext:value-type="float">
            <text:p>8.509E-05</text:p>
          </table:table-cell>
          <table:table-cell office:value-type="float" office:value="0.92282292" calcext:value-type="float">
            <text:p>0.92282292</text:p>
          </table:table-cell>
          <table:table-cell office:value-type="float" office:value="0.06783506" calcext:value-type="float">
            <text:p>0.067835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4452058" calcext:value-type="float">
            <text:p>0.94452058</text:p>
          </table:table-cell>
          <table:table-cell office:value-type="float" office:value="0.00360177" calcext:value-type="float">
            <text:p>0.00360177</text:p>
          </table:table-cell>
          <table:table-cell office:value-type="float" office:value="0.01587027" calcext:value-type="float">
            <text:p>0.01587027</text:p>
          </table:table-cell>
          <table:table-cell office:value-type="float" office:value="0.03600739" calcext:value-type="float">
            <text:p>0.03600739</text:p>
          </table:table-cell>
          <table:table-cell office:value-type="float" office:value="0.00840763" calcext:value-type="float">
            <text:p>0.00840763</text:p>
          </table:table-cell>
          <table:table-cell office:value-type="float" office:value="0.92912375" calcext:value-type="float">
            <text:p>0.92912375</text:p>
          </table:table-cell>
          <table:table-cell office:value-type="float" office:value="0.00002273" calcext:value-type="float">
            <text:p>2.273E-05</text:p>
          </table:table-cell>
          <table:table-cell office:value-type="float" office:value="0.06244589" calcext:value-type="float">
            <text:p>0.06244589</text:p>
          </table:table-cell>
          <table:table-cell office:value-type="float" office:value="0.00853991" calcext:value-type="float">
            <text:p>0.00853991</text:p>
          </table:table-cell>
          <table:table-cell office:value-type="float" office:value="0.0000809" calcext:value-type="float">
            <text:p>8.09E-05</text:p>
          </table:table-cell>
          <table:table-cell office:value-type="float" office:value="0.92231659" calcext:value-type="float">
            <text:p>0.92231659</text:p>
          </table:table-cell>
          <table:table-cell office:value-type="float" office:value="0.0690626" calcext:value-type="float">
            <text:p>0.06906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957668" calcext:value-type="float">
            <text:p>0.93957668</text:p>
          </table:table-cell>
          <table:table-cell office:value-type="float" office:value="0.00369557" calcext:value-type="float">
            <text:p>0.00369557</text:p>
          </table:table-cell>
          <table:table-cell office:value-type="float" office:value="0.01707351" calcext:value-type="float">
            <text:p>0.01707351</text:p>
          </table:table-cell>
          <table:table-cell office:value-type="float" office:value="0.03965424" calcext:value-type="float">
            <text:p>0.03965424</text:p>
          </table:table-cell>
          <table:table-cell office:value-type="float" office:value="0.00811625" calcext:value-type="float">
            <text:p>0.00811625</text:p>
          </table:table-cell>
          <table:table-cell office:value-type="float" office:value="0.92512361" calcext:value-type="float">
            <text:p>0.92512361</text:p>
          </table:table-cell>
          <table:table-cell office:value-type="float" office:value="0.00002373" calcext:value-type="float">
            <text:p>2.373E-05</text:p>
          </table:table-cell>
          <table:table-cell office:value-type="float" office:value="0.06673641" calcext:value-type="float">
            <text:p>0.06673641</text:p>
          </table:table-cell>
          <table:table-cell office:value-type="float" office:value="0.00788873" calcext:value-type="float">
            <text:p>0.00788873</text:p>
          </table:table-cell>
          <table:table-cell office:value-type="float" office:value="0.00007708" calcext:value-type="float">
            <text:p>7.708E-05</text:p>
          </table:table-cell>
          <table:table-cell office:value-type="float" office:value="0.92140672" calcext:value-type="float">
            <text:p>0.92140672</text:p>
          </table:table-cell>
          <table:table-cell office:value-type="float" office:value="0.07062747" calcext:value-type="float">
            <text:p>0.070627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409959" calcext:value-type="float">
            <text:p>0.93409959</text:p>
          </table:table-cell>
          <table:table-cell office:value-type="float" office:value="0.0037927" calcext:value-type="float">
            <text:p>0.0037927</text:p>
          </table:table-cell>
          <table:table-cell office:value-type="float" office:value="0.018325" calcext:value-type="float">
            <text:p>0.018325</text:p>
          </table:table-cell>
          <table:table-cell office:value-type="float" office:value="0.0437827" calcext:value-type="float">
            <text:p>0.0437827</text:p>
          </table:table-cell>
          <table:table-cell office:value-type="float" office:value="0.00782466" calcext:value-type="float">
            <text:p>0.00782466</text:p>
          </table:table-cell>
          <table:table-cell office:value-type="float" office:value="0.92069684" calcext:value-type="float">
            <text:p>0.92069684</text:p>
          </table:table-cell>
          <table:table-cell office:value-type="float" office:value="0.0000247" calcext:value-type="float">
            <text:p>2.47E-05</text:p>
          </table:table-cell>
          <table:table-cell office:value-type="float" office:value="0.0714538" calcext:value-type="float">
            <text:p>0.0714538</text:p>
          </table:table-cell>
          <table:table-cell office:value-type="float" office:value="0.0072966" calcext:value-type="float">
            <text:p>0.0072966</text:p>
          </table:table-cell>
          <table:table-cell office:value-type="float" office:value="0.0000736" calcext:value-type="float">
            <text:p>7.36E-05</text:p>
          </table:table-cell>
          <table:table-cell office:value-type="float" office:value="0.92007948" calcext:value-type="float">
            <text:p>0.92007948</text:p>
          </table:table-cell>
          <table:table-cell office:value-type="float" office:value="0.07255032" calcext:value-type="float">
            <text:p>0.072550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802497" calcext:value-type="float">
            <text:p>0.92802497</text:p>
          </table:table-cell>
          <table:table-cell office:value-type="float" office:value="0.00389299" calcext:value-type="float">
            <text:p>0.00389299</text:p>
          </table:table-cell>
          <table:table-cell office:value-type="float" office:value="0.01962065" calcext:value-type="float">
            <text:p>0.01962065</text:p>
          </table:table-cell>
          <table:table-cell office:value-type="float" office:value="0.04846139" calcext:value-type="float">
            <text:p>0.04846139</text:p>
          </table:table-cell>
          <table:table-cell office:value-type="float" office:value="0.00753322" calcext:value-type="float">
            <text:p>0.00753322</text:p>
          </table:table-cell>
          <table:table-cell office:value-type="float" office:value="0.91579907" calcext:value-type="float">
            <text:p>0.91579907</text:p>
          </table:table-cell>
          <table:table-cell office:value-type="float" office:value="0.00002563" calcext:value-type="float">
            <text:p>2.563E-05</text:p>
          </table:table-cell>
          <table:table-cell office:value-type="float" office:value="0.07664208" calcext:value-type="float">
            <text:p>0.07664208</text:p>
          </table:table-cell>
          <table:table-cell office:value-type="float" office:value="0.00675748" calcext:value-type="float">
            <text:p>0.00675748</text:p>
          </table:table-cell>
          <table:table-cell office:value-type="float" office:value="0.00007042" calcext:value-type="float">
            <text:p>7.042E-05</text:p>
          </table:table-cell>
          <table:table-cell office:value-type="float" office:value="0.91831552" calcext:value-type="float">
            <text:p>0.91831552</text:p>
          </table:table-cell>
          <table:table-cell office:value-type="float" office:value="0.07485658" calcext:value-type="float">
            <text:p>0.074856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127998" calcext:value-type="float">
            <text:p>0.92127998</text:p>
          </table:table-cell>
          <table:table-cell office:value-type="float" office:value="0.00399619" calcext:value-type="float">
            <text:p>0.00399619</text:p>
          </table:table-cell>
          <table:table-cell office:value-type="float" office:value="0.02095514" calcext:value-type="float">
            <text:p>0.02095514</text:p>
          </table:table-cell>
          <table:table-cell office:value-type="float" office:value="0.05376869" calcext:value-type="float">
            <text:p>0.05376869</text:p>
          </table:table-cell>
          <table:table-cell office:value-type="float" office:value="0.00724225" calcext:value-type="float">
            <text:p>0.00724225</text:p>
          </table:table-cell>
          <table:table-cell office:value-type="float" office:value="0.9103816" calcext:value-type="float">
            <text:p>0.9103816</text:p>
          </table:table-cell>
          <table:table-cell office:value-type="float" office:value="0.00002651" calcext:value-type="float">
            <text:p>2.651E-05</text:p>
          </table:table-cell>
          <table:table-cell office:value-type="float" office:value="0.08234965" calcext:value-type="float">
            <text:p>0.08234965</text:p>
          </table:table-cell>
          <table:table-cell office:value-type="float" office:value="0.00626593" calcext:value-type="float">
            <text:p>0.00626593</text:p>
          </table:table-cell>
          <table:table-cell office:value-type="float" office:value="0.00006752" calcext:value-type="float">
            <text:p>6.752E-05</text:p>
          </table:table-cell>
          <table:table-cell office:value-type="float" office:value="0.91608965" calcext:value-type="float">
            <text:p>0.91608965</text:p>
          </table:table-cell>
          <table:table-cell office:value-type="float" office:value="0.07757691" calcext:value-type="float">
            <text:p>0.07757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1378233" calcext:value-type="float">
            <text:p>0.91378233</text:p>
          </table:table-cell>
          <table:table-cell office:value-type="float" office:value="0.00410194" calcext:value-type="float">
            <text:p>0.00410194</text:p>
          </table:table-cell>
          <table:table-cell office:value-type="float" office:value="0.02232181" calcext:value-type="float">
            <text:p>0.02232181</text:p>
          </table:table-cell>
          <table:table-cell office:value-type="float" office:value="0.05979392" calcext:value-type="float">
            <text:p>0.05979392</text:p>
          </table:table-cell>
          <table:table-cell office:value-type="float" office:value="0.00695207" calcext:value-type="float">
            <text:p>0.00695207</text:p>
          </table:table-cell>
          <table:table-cell office:value-type="float" office:value="0.90439106" calcext:value-type="float">
            <text:p>0.90439106</text:p>
          </table:table-cell>
          <table:table-cell office:value-type="float" office:value="0.00002733" calcext:value-type="float">
            <text:p>2.733E-05</text:p>
          </table:table-cell>
          <table:table-cell office:value-type="float" office:value="0.08862955" calcext:value-type="float">
            <text:p>0.08862955</text:p>
          </table:table-cell>
          <table:table-cell office:value-type="float" office:value="0.0058171" calcext:value-type="float">
            <text:p>0.0058171</text:p>
          </table:table-cell>
          <table:table-cell office:value-type="float" office:value="0.00006487" calcext:value-type="float">
            <text:p>6.487E-05</text:p>
          </table:table-cell>
          <table:table-cell office:value-type="float" office:value="0.91337034" calcext:value-type="float">
            <text:p>0.91337034</text:p>
          </table:table-cell>
          <table:table-cell office:value-type="float" office:value="0.08074769" calcext:value-type="float">
            <text:p>0.080747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0543933" calcext:value-type="float">
            <text:p>0.90543933</text:p>
          </table:table-cell>
          <table:table-cell office:value-type="float" office:value="0.00420979" calcext:value-type="float">
            <text:p>0.00420979</text:p>
          </table:table-cell>
          <table:table-cell office:value-type="float" office:value="0.02371243" calcext:value-type="float">
            <text:p>0.02371243</text:p>
          </table:table-cell>
          <table:table-cell office:value-type="float" office:value="0.06663845" calcext:value-type="float">
            <text:p>0.06663845</text:p>
          </table:table-cell>
          <table:table-cell office:value-type="float" office:value="0.00666297" calcext:value-type="float">
            <text:p>0.00666297</text:p>
          </table:table-cell>
          <table:table-cell office:value-type="float" office:value="0.89776927" calcext:value-type="float">
            <text:p>0.89776927</text:p>
          </table:table-cell>
          <table:table-cell office:value-type="float" office:value="0.00002808" calcext:value-type="float">
            <text:p>2.808E-05</text:p>
          </table:table-cell>
          <table:table-cell office:value-type="float" office:value="0.09553968" calcext:value-type="float">
            <text:p>0.09553968</text:p>
          </table:table-cell>
          <table:table-cell office:value-type="float" office:value="0.00540664" calcext:value-type="float">
            <text:p>0.00540664</text:p>
          </table:table-cell>
          <table:table-cell office:value-type="float" office:value="0.00006245" calcext:value-type="float">
            <text:p>6.245E-05</text:p>
          </table:table-cell>
          <table:table-cell office:value-type="float" office:value="0.91011923" calcext:value-type="float">
            <text:p>0.91011923</text:p>
          </table:table-cell>
          <table:table-cell office:value-type="float" office:value="0.08441168" calcext:value-type="float">
            <text:p>0.084411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9614704" calcext:value-type="float">
            <text:p>0.89614704</text:p>
          </table:table-cell>
          <table:table-cell office:value-type="float" office:value="0.00431914" calcext:value-type="float">
            <text:p>0.00431914</text:p>
          </table:table-cell>
          <table:table-cell office:value-type="float" office:value="0.02511705" calcext:value-type="float">
            <text:p>0.02511705</text:p>
          </table:table-cell>
          <table:table-cell office:value-type="float" office:value="0.07441677" calcext:value-type="float">
            <text:p>0.07441677</text:p>
          </table:table-cell>
          <table:table-cell office:value-type="float" office:value="0.00637526" calcext:value-type="float">
            <text:p>0.00637526</text:p>
          </table:table-cell>
          <table:table-cell office:value-type="float" office:value="0.89045301" calcext:value-type="float">
            <text:p>0.89045301</text:p>
          </table:table-cell>
          <table:table-cell office:value-type="float" office:value="0.00002875" calcext:value-type="float">
            <text:p>2.875E-05</text:p>
          </table:table-cell>
          <table:table-cell office:value-type="float" office:value="0.10314298" calcext:value-type="float">
            <text:p>0.10314298</text:p>
          </table:table-cell>
          <table:table-cell office:value-type="float" office:value="0.00503065" calcext:value-type="float">
            <text:p>0.00503065</text:p>
          </table:table-cell>
          <table:table-cell office:value-type="float" office:value="0.00006023" calcext:value-type="float">
            <text:p>6.023E-05</text:p>
          </table:table-cell>
          <table:table-cell office:value-type="float" office:value="0.90629047" calcext:value-type="float">
            <text:p>0.90629047</text:p>
          </table:table-cell>
          <table:table-cell office:value-type="float" office:value="0.08861864" calcext:value-type="float">
            <text:p>0.088618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857896" calcext:value-type="float">
            <text:p>0.8857896</text:p>
          </table:table-cell>
          <table:table-cell office:value-type="float" office:value="0.00442921" calcext:value-type="float">
            <text:p>0.00442921</text:p>
          </table:table-cell>
          <table:table-cell office:value-type="float" office:value="0.02652376" calcext:value-type="float">
            <text:p>0.02652376</text:p>
          </table:table-cell>
          <table:table-cell office:value-type="float" office:value="0.08325743" calcext:value-type="float">
            <text:p>0.08325743</text:p>
          </table:table-cell>
          <table:table-cell office:value-type="float" office:value="0.00608921" calcext:value-type="float">
            <text:p>0.00608921</text:p>
          </table:table-cell>
          <table:table-cell office:value-type="float" office:value="0.88237402" calcext:value-type="float">
            <text:p>0.88237402</text:p>
          </table:table-cell>
          <table:table-cell office:value-type="float" office:value="0.00002934" calcext:value-type="float">
            <text:p>2.934E-05</text:p>
          </table:table-cell>
          <table:table-cell office:value-type="float" office:value="0.11150743" calcext:value-type="float">
            <text:p>0.11150743</text:p>
          </table:table-cell>
          <table:table-cell office:value-type="float" office:value="0.00468561" calcext:value-type="float">
            <text:p>0.00468561</text:p>
          </table:table-cell>
          <table:table-cell office:value-type="float" office:value="0.0000582" calcext:value-type="float">
            <text:p>5.82E-05</text:p>
          </table:table-cell>
          <table:table-cell office:value-type="float" office:value="0.9018301" calcext:value-type="float">
            <text:p>0.9018301</text:p>
          </table:table-cell>
          <table:table-cell office:value-type="float" office:value="0.09342608" calcext:value-type="float">
            <text:p>0.093426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7423887" calcext:value-type="float">
            <text:p>0.87423887</text:p>
          </table:table-cell>
          <table:table-cell office:value-type="float" office:value="0.00453907" calcext:value-type="float">
            <text:p>0.00453907</text:p>
          </table:table-cell>
          <table:table-cell office:value-type="float" office:value="0.02791851" calcext:value-type="float">
            <text:p>0.02791851</text:p>
          </table:table-cell>
          <table:table-cell office:value-type="float" office:value="0.09330356" calcext:value-type="float">
            <text:p>0.09330356</text:p>
          </table:table-cell>
          <table:table-cell office:value-type="float" office:value="0.00580511" calcext:value-type="float">
            <text:p>0.00580511</text:p>
          </table:table-cell>
          <table:table-cell office:value-type="float" office:value="0.87345905" calcext:value-type="float">
            <text:p>0.87345905</text:p>
          </table:table-cell>
          <table:table-cell office:value-type="float" office:value="0.00002983" calcext:value-type="float">
            <text:p>2.983E-05</text:p>
          </table:table-cell>
          <table:table-cell office:value-type="float" office:value="0.120706" calcext:value-type="float">
            <text:p>0.120706</text:p>
          </table:table-cell>
          <table:table-cell office:value-type="float" office:value="0.00436837" calcext:value-type="float">
            <text:p>0.00436837</text:p>
          </table:table-cell>
          <table:table-cell office:value-type="float" office:value="0.00005634" calcext:value-type="float">
            <text:p>5.634E-05</text:p>
          </table:table-cell>
          <table:table-cell office:value-type="float" office:value="0.89667521" calcext:value-type="float">
            <text:p>0.89667521</text:p>
          </table:table-cell>
          <table:table-cell office:value-type="float" office:value="0.09890008" calcext:value-type="float">
            <text:p>0.098900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135457" calcext:value-type="float">
            <text:p>0.86135457</text:p>
          </table:table-cell>
          <table:table-cell office:value-type="float" office:value="0.00464752" calcext:value-type="float">
            <text:p>0.00464752</text:p>
          </table:table-cell>
          <table:table-cell office:value-type="float" office:value="0.02928493" calcext:value-type="float">
            <text:p>0.02928493</text:p>
          </table:table-cell>
          <table:table-cell office:value-type="float" office:value="0.10471298" calcext:value-type="float">
            <text:p>0.10471298</text:p>
          </table:table-cell>
          <table:table-cell office:value-type="float" office:value="0.00552323" calcext:value-type="float">
            <text:p>0.00552323</text:p>
          </table:table-cell>
          <table:table-cell office:value-type="float" office:value="0.86363016" calcext:value-type="float">
            <text:p>0.86363016</text:p>
          </table:table-cell>
          <table:table-cell office:value-type="float" office:value="0.00003022" calcext:value-type="float">
            <text:p>3.022E-05</text:p>
          </table:table-cell>
          <table:table-cell office:value-type="float" office:value="0.13081639" calcext:value-type="float">
            <text:p>0.13081639</text:p>
          </table:table-cell>
          <table:table-cell office:value-type="float" office:value="0.00407607" calcext:value-type="float">
            <text:p>0.00407607</text:p>
          </table:table-cell>
          <table:table-cell office:value-type="float" office:value="0.00005463" calcext:value-type="float">
            <text:p>5.463E-05</text:p>
          </table:table-cell>
          <table:table-cell office:value-type="float" office:value="0.89075318" calcext:value-type="float">
            <text:p>0.89075318</text:p>
          </table:table-cell>
          <table:table-cell office:value-type="float" office:value="0.10511611" calcext:value-type="float">
            <text:p>0.105116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469852" calcext:value-type="float">
            <text:p>0.8469852</text:p>
          </table:table-cell>
          <table:table-cell office:value-type="float" office:value="0.00475312" calcext:value-type="float">
            <text:p>0.00475312</text:p>
          </table:table-cell>
          <table:table-cell office:value-type="float" office:value="0.03060416" calcext:value-type="float">
            <text:p>0.03060416</text:p>
          </table:table-cell>
          <table:table-cell office:value-type="float" office:value="0.11765751" calcext:value-type="float">
            <text:p>0.11765751</text:p>
          </table:table-cell>
          <table:table-cell office:value-type="float" office:value="0.00524386" calcext:value-type="float">
            <text:p>0.00524386</text:p>
          </table:table-cell>
          <table:table-cell office:value-type="float" office:value="0.85280519" calcext:value-type="float">
            <text:p>0.85280519</text:p>
          </table:table-cell>
          <table:table-cell office:value-type="float" office:value="0.00003049" calcext:value-type="float">
            <text:p>3.049E-05</text:p>
          </table:table-cell>
          <table:table-cell office:value-type="float" office:value="0.14192047" calcext:value-type="float">
            <text:p>0.14192047</text:p>
          </table:table-cell>
          <table:table-cell office:value-type="float" office:value="0.00380614" calcext:value-type="float">
            <text:p>0.00380614</text:p>
          </table:table-cell>
          <table:table-cell office:value-type="float" office:value="0.00005306" calcext:value-type="float">
            <text:p>5.306E-05</text:p>
          </table:table-cell>
          <table:table-cell office:value-type="float" office:value="0.88398092" calcext:value-type="float">
            <text:p>0.88398092</text:p>
          </table:table-cell>
          <table:table-cell office:value-type="float" office:value="0.11215988" calcext:value-type="float">
            <text:p>0.112159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3096988" calcext:value-type="float">
            <text:p>0.83096988</text:p>
          </table:table-cell>
          <table:table-cell office:value-type="float" office:value="0.00485417" calcext:value-type="float">
            <text:p>0.00485417</text:p>
          </table:table-cell>
          <table:table-cell office:value-type="float" office:value="0.03185481" calcext:value-type="float">
            <text:p>0.03185481</text:p>
          </table:table-cell>
          <table:table-cell office:value-type="float" office:value="0.13232114" calcext:value-type="float">
            <text:p>0.13232114</text:p>
          </table:table-cell>
          <table:table-cell office:value-type="float" office:value="0.00496727" calcext:value-type="float">
            <text:p>0.00496727</text:p>
          </table:table-cell>
          <table:table-cell office:value-type="float" office:value="0.8408986" calcext:value-type="float">
            <text:p>0.8408986</text:p>
          </table:table-cell>
          <table:table-cell office:value-type="float" office:value="0.00003064" calcext:value-type="float">
            <text:p>3.064E-05</text:p>
          </table:table-cell>
          <table:table-cell office:value-type="float" office:value="0.15410349" calcext:value-type="float">
            <text:p>0.15410349</text:p>
          </table:table-cell>
          <table:table-cell office:value-type="float" office:value="0.00355624" calcext:value-type="float">
            <text:p>0.00355624</text:p>
          </table:table-cell>
          <table:table-cell office:value-type="float" office:value="0.00005161" calcext:value-type="float">
            <text:p>5.161E-05</text:p>
          </table:table-cell>
          <table:table-cell office:value-type="float" office:value="0.87626402" calcext:value-type="float">
            <text:p>0.87626402</text:p>
          </table:table-cell>
          <table:table-cell office:value-type="float" office:value="0.12012813" calcext:value-type="float">
            <text:p>0.120128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1314177" calcext:value-type="float">
            <text:p>0.81314177</text:p>
          </table:table-cell>
          <table:table-cell office:value-type="float" office:value="0.00494863" calcext:value-type="float">
            <text:p>0.00494863</text:p>
          </table:table-cell>
          <table:table-cell office:value-type="float" office:value="0.03301288" calcext:value-type="float">
            <text:p>0.03301288</text:p>
          </table:table-cell>
          <table:table-cell office:value-type="float" office:value="0.14889672" calcext:value-type="float">
            <text:p>0.14889672</text:p>
          </table:table-cell>
          <table:table-cell office:value-type="float" office:value="0.00469379" calcext:value-type="float">
            <text:p>0.00469379</text:p>
          </table:table-cell>
          <table:table-cell office:value-type="float" office:value="0.82782268" calcext:value-type="float">
            <text:p>0.82782268</text:p>
          </table:table-cell>
          <table:table-cell office:value-type="float" office:value="0.00003066" calcext:value-type="float">
            <text:p>3.066E-05</text:p>
          </table:table-cell>
          <table:table-cell office:value-type="float" office:value="0.16745287" calcext:value-type="float">
            <text:p>0.16745287</text:p>
          </table:table-cell>
          <table:table-cell office:value-type="float" office:value="0.00332427" calcext:value-type="float">
            <text:p>0.00332427</text:p>
          </table:table-cell>
          <table:table-cell office:value-type="float" office:value="0.00005026" calcext:value-type="float">
            <text:p>5.026E-05</text:p>
          </table:table-cell>
          <table:table-cell office:value-type="float" office:value="0.86749619" calcext:value-type="float">
            <text:p>0.86749619</text:p>
          </table:table-cell>
          <table:table-cell office:value-type="float" office:value="0.12912929" calcext:value-type="float">
            <text:p>0.129129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9333311" calcext:value-type="float">
            <text:p>0.79333311</text:p>
          </table:table-cell>
          <table:table-cell office:value-type="float" office:value="0.00503413" calcext:value-type="float">
            <text:p>0.00503413</text:p>
          </table:table-cell>
          <table:table-cell office:value-type="float" office:value="0.03405201" calcext:value-type="float">
            <text:p>0.03405201</text:p>
          </table:table-cell>
          <table:table-cell office:value-type="float" office:value="0.16758076" calcext:value-type="float">
            <text:p>0.16758076</text:p>
          </table:table-cell>
          <table:table-cell office:value-type="float" office:value="0.00442372" calcext:value-type="float">
            <text:p>0.00442372</text:p>
          </table:table-cell>
          <table:table-cell office:value-type="float" office:value="0.81348917" calcext:value-type="float">
            <text:p>0.81348917</text:p>
          </table:table-cell>
          <table:table-cell office:value-type="float" office:value="0.00003055" calcext:value-type="float">
            <text:p>3.055E-05</text:p>
          </table:table-cell>
          <table:table-cell office:value-type="float" office:value="0.18205655" calcext:value-type="float">
            <text:p>0.18205655</text:p>
          </table:table-cell>
          <table:table-cell office:value-type="float" office:value="0.0031083" calcext:value-type="float">
            <text:p>0.003108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85755882" calcext:value-type="float">
            <text:p>0.85755882</text:p>
          </table:table-cell>
          <table:table-cell office:value-type="float" office:value="0.13928388" calcext:value-type="float">
            <text:p>0.139283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7138249" calcext:value-type="float">
            <text:p>0.77138249</text:p>
          </table:table-cell>
          <table:table-cell office:value-type="float" office:value="0.005108" calcext:value-type="float">
            <text:p>0.005108</text:p>
          </table:table-cell>
          <table:table-cell office:value-type="float" office:value="0.03494374" calcext:value-type="float">
            <text:p>0.03494374</text:p>
          </table:table-cell>
          <table:table-cell office:value-type="float" office:value="0.18856577" calcext:value-type="float">
            <text:p>0.18856577</text:p>
          </table:table-cell>
          <table:table-cell office:value-type="float" office:value="0.00415742" calcext:value-type="float">
            <text:p>0.00415742</text:p>
          </table:table-cell>
          <table:table-cell office:value-type="float" office:value="0.7978115" calcext:value-type="float">
            <text:p>0.7978115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0.19800078" calcext:value-type="float">
            <text:p>0.19800078</text:p>
          </table:table-cell>
          <table:table-cell office:value-type="float" office:value="0.00290658" calcext:value-type="float">
            <text:p>0.00290658</text:p>
          </table:table-cell>
          <table:table-cell office:value-type="float" office:value="0.00004781" calcext:value-type="float">
            <text:p>4.781E-05</text:p>
          </table:table-cell>
          <table:table-cell office:value-type="float" office:value="0.84632101" calcext:value-type="float">
            <text:p>0.84632101</text:p>
          </table:table-cell>
          <table:table-cell office:value-type="float" office:value="0.1507246" calcext:value-type="float">
            <text:p>0.15072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4714466" calcext:value-type="float">
            <text:p>0.74714466</text:p>
          </table:table-cell>
          <table:table-cell office:value-type="float" office:value="0.00516726" calcext:value-type="float">
            <text:p>0.00516726</text:p>
          </table:table-cell>
          <table:table-cell office:value-type="float" office:value="0.03565818" calcext:value-type="float">
            <text:p>0.03565818</text:p>
          </table:table-cell>
          <table:table-cell office:value-type="float" office:value="0.2120299" calcext:value-type="float">
            <text:p>0.2120299</text:p>
          </table:table-cell>
          <table:table-cell office:value-type="float" office:value="0.00389527" calcext:value-type="float">
            <text:p>0.00389527</text:p>
          </table:table-cell>
          <table:table-cell office:value-type="float" office:value="0.78070749" calcext:value-type="float">
            <text:p>0.78070749</text:p>
          </table:table-cell>
          <table:table-cell office:value-type="float" office:value="0.00002991" calcext:value-type="float">
            <text:p>2.991E-05</text:p>
          </table:table-cell>
          <table:table-cell office:value-type="float" office:value="0.21536733" calcext:value-type="float">
            <text:p>0.21536733</text:p>
          </table:table-cell>
          <table:table-cell office:value-type="float" office:value="0.0027175" calcext:value-type="float">
            <text:p>0.0027175</text:p>
          </table:table-cell>
          <table:table-cell office:value-type="float" office:value="0.00004669" calcext:value-type="float">
            <text:p>4.669E-05</text:p>
          </table:table-cell>
          <table:table-cell office:value-type="float" office:value="0.83364005" calcext:value-type="float">
            <text:p>0.83364005</text:p>
          </table:table-cell>
          <table:table-cell office:value-type="float" office:value="0.16359576" calcext:value-type="float">
            <text:p>0.163595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2050288" calcext:value-type="float">
            <text:p>0.72050288</text:p>
          </table:table-cell>
          <table:table-cell office:value-type="float" office:value="0.00520868" calcext:value-type="float">
            <text:p>0.00520868</text:p>
          </table:table-cell>
          <table:table-cell office:value-type="float" office:value="0.03616493" calcext:value-type="float">
            <text:p>0.03616493</text:p>
          </table:table-cell>
          <table:table-cell office:value-type="float" office:value="0.23812351" calcext:value-type="float">
            <text:p>0.23812351</text:p>
          </table:table-cell>
          <table:table-cell office:value-type="float" office:value="0.00363769" calcext:value-type="float">
            <text:p>0.00363769</text:p>
          </table:table-cell>
          <table:table-cell office:value-type="float" office:value="0.76210282" calcext:value-type="float">
            <text:p>0.76210282</text:p>
          </table:table-cell>
          <table:table-cell office:value-type="float" office:value="0.00002938" calcext:value-type="float">
            <text:p>2.938E-05</text:p>
          </table:table-cell>
          <table:table-cell office:value-type="float" office:value="0.23423011" calcext:value-type="float">
            <text:p>0.23423011</text:p>
          </table:table-cell>
          <table:table-cell office:value-type="float" office:value="0.00253963" calcext:value-type="float">
            <text:p>0.00253963</text:p>
          </table:table-cell>
          <table:table-cell office:value-type="float" office:value="0.00004561" calcext:value-type="float">
            <text:p>4.561E-05</text:p>
          </table:table-cell>
          <table:table-cell office:value-type="float" office:value="0.8193629" calcext:value-type="float">
            <text:p>0.8193629</text:p>
          </table:table-cell>
          <table:table-cell office:value-type="float" office:value="0.17805186" calcext:value-type="float">
            <text:p>0.178051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9138382" calcext:value-type="float">
            <text:p>0.69138382</text:p>
          </table:table-cell>
          <table:table-cell office:value-type="float" office:value="0.00522889" calcext:value-type="float">
            <text:p>0.00522889</text:p>
          </table:table-cell>
          <table:table-cell office:value-type="float" office:value="0.03643434" calcext:value-type="float">
            <text:p>0.03643434</text:p>
          </table:table-cell>
          <table:table-cell office:value-type="float" office:value="0.26695295" calcext:value-type="float">
            <text:p>0.26695295</text:p>
          </table:table-cell>
          <table:table-cell office:value-type="float" office:value="0.00338516" calcext:value-type="float">
            <text:p>0.00338516</text:p>
          </table:table-cell>
          <table:table-cell office:value-type="float" office:value="0.74193505" calcext:value-type="float">
            <text:p>0.74193505</text:p>
          </table:table-cell>
          <table:table-cell office:value-type="float" office:value="0.00002871" calcext:value-type="float">
            <text:p>2.871E-05</text:p>
          </table:table-cell>
          <table:table-cell office:value-type="float" office:value="0.25465108" calcext:value-type="float">
            <text:p>0.25465108</text:p>
          </table:table-cell>
          <table:table-cell office:value-type="float" office:value="0.00237163" calcext:value-type="float">
            <text:p>0.00237163</text:p>
          </table:table-cell>
          <table:table-cell office:value-type="float" office:value="0.00004456" calcext:value-type="float">
            <text:p>4.456E-05</text:p>
          </table:table-cell>
          <table:table-cell office:value-type="float" office:value="0.80332864" calcext:value-type="float">
            <text:p>0.80332864</text:p>
          </table:table-cell>
          <table:table-cell office:value-type="float" office:value="0.19425517" calcext:value-type="float">
            <text:p>0.194255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597742" calcext:value-type="float">
            <text:p>0.6597742</text:p>
          </table:table-cell>
          <table:table-cell office:value-type="float" office:value="0.00522452" calcext:value-type="float">
            <text:p>0.00522452</text:p>
          </table:table-cell>
          <table:table-cell office:value-type="float" office:value="0.03643924" calcext:value-type="float">
            <text:p>0.03643924</text:p>
          </table:table-cell>
          <table:table-cell office:value-type="float" office:value="0.29856204" calcext:value-type="float">
            <text:p>0.29856204</text:p>
          </table:table-cell>
          <table:table-cell office:value-type="float" office:value="0.0031382" calcext:value-type="float">
            <text:p>0.0031382</text:p>
          </table:table-cell>
          <table:table-cell office:value-type="float" office:value="0.72015829" calcext:value-type="float">
            <text:p>0.72015829</text:p>
          </table:table-cell>
          <table:table-cell office:value-type="float" office:value="0.00002789" calcext:value-type="float">
            <text:p>2.789E-05</text:p>
          </table:table-cell>
          <table:table-cell office:value-type="float" office:value="0.27667561" calcext:value-type="float">
            <text:p>0.27667561</text:p>
          </table:table-cell>
          <table:table-cell office:value-type="float" office:value="0.00221232" calcext:value-type="float">
            <text:p>0.00221232</text:p>
          </table:table-cell>
          <table:table-cell office:value-type="float" office:value="0.00004352" calcext:value-type="float">
            <text:p>4.352E-05</text:p>
          </table:table-cell>
          <table:table-cell office:value-type="float" office:value="0.78537254" calcext:value-type="float">
            <text:p>0.78537254</text:p>
          </table:table-cell>
          <table:table-cell office:value-type="float" office:value="0.21237162" calcext:value-type="float">
            <text:p>0.212371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2573801" calcext:value-type="float">
            <text:p>0.62573801</text:p>
          </table:table-cell>
          <table:table-cell office:value-type="float" office:value="0.00519238" calcext:value-type="float">
            <text:p>0.00519238</text:p>
          </table:table-cell>
          <table:table-cell office:value-type="float" office:value="0.03615691" calcext:value-type="float">
            <text:p>0.03615691</text:p>
          </table:table-cell>
          <table:table-cell office:value-type="float" office:value="0.3329127" calcext:value-type="float">
            <text:p>0.3329127</text:p>
          </table:table-cell>
          <table:table-cell office:value-type="float" office:value="0.00289739" calcext:value-type="float">
            <text:p>0.00289739</text:p>
          </table:table-cell>
          <table:table-cell office:value-type="float" office:value="0.6967483" calcext:value-type="float">
            <text:p>0.6967483</text:p>
          </table:table-cell>
          <table:table-cell office:value-type="float" office:value="0.00002694" calcext:value-type="float">
            <text:p>2.694E-05</text:p>
          </table:table-cell>
          <table:table-cell office:value-type="float" office:value="0.30032738" calcext:value-type="float">
            <text:p>0.30032738</text:p>
          </table:table-cell>
          <table:table-cell office:value-type="float" office:value="0.00206062" calcext:value-type="float">
            <text:p>0.00206062</text:p>
          </table:table-cell>
          <table:table-cell office:value-type="float" office:value="0.00004248" calcext:value-type="float">
            <text:p>4.248E-05</text:p>
          </table:table-cell>
          <table:table-cell office:value-type="float" office:value="0.7653319" calcext:value-type="float">
            <text:p>0.7653319</text:p>
          </table:table-cell>
          <table:table-cell office:value-type="float" office:value="0.23256501" calcext:value-type="float">
            <text:p>0.232565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8943233" calcext:value-type="float">
            <text:p>0.58943233</text:p>
          </table:table-cell>
          <table:table-cell office:value-type="float" office:value="0.0051297" calcext:value-type="float">
            <text:p>0.0051297</text:p>
          </table:table-cell>
          <table:table-cell office:value-type="float" office:value="0.03557132" calcext:value-type="float">
            <text:p>0.03557132</text:p>
          </table:table-cell>
          <table:table-cell office:value-type="float" office:value="0.36986664" calcext:value-type="float">
            <text:p>0.36986664</text:p>
          </table:table-cell>
          <table:table-cell office:value-type="float" office:value="0.00266334" calcext:value-type="float">
            <text:p>0.00266334</text:p>
          </table:table-cell>
          <table:table-cell office:value-type="float" office:value="0.67170785" calcext:value-type="float">
            <text:p>0.67170785</text:p>
          </table:table-cell>
          <table:table-cell office:value-type="float" office:value="0.00002586" calcext:value-type="float">
            <text:p>2.586E-05</text:p>
          </table:table-cell>
          <table:table-cell office:value-type="float" office:value="0.32560295" calcext:value-type="float">
            <text:p>0.32560295</text:p>
          </table:table-cell>
          <table:table-cell office:value-type="float" office:value="0.00191558" calcext:value-type="float">
            <text:p>0.00191558</text:p>
          </table:table-cell>
          <table:table-cell office:value-type="float" office:value="0.00004141" calcext:value-type="float">
            <text:p>4.141E-05</text:p>
          </table:table-cell>
          <table:table-cell office:value-type="float" office:value="0.74305418" calcext:value-type="float">
            <text:p>0.74305418</text:p>
          </table:table-cell>
          <table:table-cell office:value-type="float" office:value="0.25498883" calcext:value-type="float">
            <text:p>0.254988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5111915" calcext:value-type="float">
            <text:p>0.55111915</text:p>
          </table:table-cell>
          <table:table-cell office:value-type="float" office:value="0.00503443" calcext:value-type="float">
            <text:p>0.00503443</text:p>
          </table:table-cell>
          <table:table-cell office:value-type="float" office:value="0.03467539" calcext:value-type="float">
            <text:p>0.03467539</text:p>
          </table:table-cell>
          <table:table-cell office:value-type="float" office:value="0.40917104" calcext:value-type="float">
            <text:p>0.40917104</text:p>
          </table:table-cell>
          <table:table-cell office:value-type="float" office:value="0.00243673" calcext:value-type="float">
            <text:p>0.00243673</text:p>
          </table:table-cell>
          <table:table-cell office:value-type="float" office:value="0.64507209" calcext:value-type="float">
            <text:p>0.64507209</text:p>
          </table:table-cell>
          <table:table-cell office:value-type="float" office:value="0.00002467" calcext:value-type="float">
            <text:p>2.467E-05</text:p>
          </table:table-cell>
          <table:table-cell office:value-type="float" office:value="0.35246651" calcext:value-type="float">
            <text:p>0.35246651</text:p>
          </table:table-cell>
          <table:table-cell office:value-type="float" office:value="0.0017764" calcext:value-type="float">
            <text:p>0.0017764</text:p>
          </table:table-cell>
          <table:table-cell office:value-type="float" office:value="0.00004031" calcext:value-type="float">
            <text:p>4.031E-05</text:p>
          </table:table-cell>
          <table:table-cell office:value-type="float" office:value="0.71840757" calcext:value-type="float">
            <text:p>0.71840757</text:p>
          </table:table-cell>
          <table:table-cell office:value-type="float" office:value="0.27977572" calcext:value-type="float">
            <text:p>0.279775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1117023" calcext:value-type="float">
            <text:p>0.51117023</text:p>
          </table:table-cell>
          <table:table-cell office:value-type="float" office:value="0.00490545" calcext:value-type="float">
            <text:p>0.00490545</text:p>
          </table:table-cell>
          <table:table-cell office:value-type="float" office:value="0.03347292" calcext:value-type="float">
            <text:p>0.03347292</text:p>
          </table:table-cell>
          <table:table-cell office:value-type="float" office:value="0.4504514" calcext:value-type="float">
            <text:p>0.4504514</text:p>
          </table:table-cell>
          <table:table-cell office:value-type="float" office:value="0.00221828" calcext:value-type="float">
            <text:p>0.00221828</text:p>
          </table:table-cell>
          <table:table-cell office:value-type="float" office:value="0.61691333" calcext:value-type="float">
            <text:p>0.61691333</text:p>
          </table:table-cell>
          <table:table-cell office:value-type="float" office:value="0.00002337" calcext:value-type="float">
            <text:p>2.337E-05</text:p>
          </table:table-cell>
          <table:table-cell office:value-type="float" office:value="0.38084502" calcext:value-type="float">
            <text:p>0.38084502</text:p>
          </table:table-cell>
          <table:table-cell office:value-type="float" office:value="0.00164241" calcext:value-type="float">
            <text:p>0.00164241</text:p>
          </table:table-cell>
          <table:table-cell office:value-type="float" office:value="0.00003915" calcext:value-type="float">
            <text:p>3.915E-05</text:p>
          </table:table-cell>
          <table:table-cell office:value-type="float" office:value="0.69129412" calcext:value-type="float">
            <text:p>0.69129412</text:p>
          </table:table-cell>
          <table:table-cell office:value-type="float" office:value="0.30702431" calcext:value-type="float">
            <text:p>0.307024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700626" calcext:value-type="float">
            <text:p>0.4700626</text:p>
          </table:table-cell>
          <table:table-cell office:value-type="float" office:value="0.00474285" calcext:value-type="float">
            <text:p>0.00474285</text:p>
          </table:table-cell>
          <table:table-cell office:value-type="float" office:value="0.03197999" calcext:value-type="float">
            <text:p>0.03197999</text:p>
          </table:table-cell>
          <table:table-cell office:value-type="float" office:value="0.49321456" calcext:value-type="float">
            <text:p>0.49321456</text:p>
          </table:table-cell>
          <table:table-cell office:value-type="float" office:value="0.0020087" calcext:value-type="float">
            <text:p>0.0020087</text:p>
          </table:table-cell>
          <table:table-cell office:value-type="float" office:value="0.58734497" calcext:value-type="float">
            <text:p>0.58734497</text:p>
          </table:table-cell>
          <table:table-cell office:value-type="float" office:value="0.00002199" calcext:value-type="float">
            <text:p>2.199E-05</text:p>
          </table:table-cell>
          <table:table-cell office:value-type="float" office:value="0.41062434" calcext:value-type="float">
            <text:p>0.41062434</text:p>
          </table:table-cell>
          <table:table-cell office:value-type="float" office:value="0.00151308" calcext:value-type="float">
            <text:p>0.00151308</text:p>
          </table:table-cell>
          <table:table-cell office:value-type="float" office:value="0.00003792" calcext:value-type="float">
            <text:p>3.792E-05</text:p>
          </table:table-cell>
          <table:table-cell office:value-type="float" office:value="0.66166513" calcext:value-type="float">
            <text:p>0.66166513</text:p>
          </table:table-cell>
          <table:table-cell office:value-type="float" office:value="0.33678386" calcext:value-type="float">
            <text:p>0.336783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2836256" calcext:value-type="float">
            <text:p>0.42836256</text:p>
          </table:table-cell>
          <table:table-cell office:value-type="float" office:value="0.00454807" calcext:value-type="float">
            <text:p>0.00454807</text:p>
          </table:table-cell>
          <table:table-cell office:value-type="float" office:value="0.03022535" calcext:value-type="float">
            <text:p>0.03022535</text:p>
          </table:table-cell>
          <table:table-cell office:value-type="float" office:value="0.53686402" calcext:value-type="float">
            <text:p>0.53686402</text:p>
          </table:table-cell>
          <table:table-cell office:value-type="float" office:value="0.00180872" calcext:value-type="float">
            <text:p>0.00180872</text:p>
          </table:table-cell>
          <table:table-cell office:value-type="float" office:value="0.55652376" calcext:value-type="float">
            <text:p>0.55652376</text:p>
          </table:table-cell>
          <table:table-cell office:value-type="float" office:value="0.00002054" calcext:value-type="float">
            <text:p>2.054E-05</text:p>
          </table:table-cell>
          <table:table-cell office:value-type="float" office:value="0.44164698" calcext:value-type="float">
            <text:p>0.44164698</text:p>
          </table:table-cell>
          <table:table-cell office:value-type="float" office:value="0.00138806" calcext:value-type="float">
            <text:p>0.00138806</text:p>
          </table:table-cell>
          <table:table-cell office:value-type="float" office:value="0.00003661" calcext:value-type="float">
            <text:p>3.661E-05</text:p>
          </table:table-cell>
          <table:table-cell office:value-type="float" office:value="0.62953793" calcext:value-type="float">
            <text:p>0.62953793</text:p>
          </table:table-cell>
          <table:table-cell office:value-type="float" office:value="0.3690374" calcext:value-type="float">
            <text:p>0.36903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669851" calcext:value-type="float">
            <text:p>0.38669851</text:p>
          </table:table-cell>
          <table:table-cell office:value-type="float" office:value="0.00432397" calcext:value-type="float">
            <text:p>0.00432397</text:p>
          </table:table-cell>
          <table:table-cell office:value-type="float" office:value="0.02824958" calcext:value-type="float">
            <text:p>0.02824958</text:p>
          </table:table-cell>
          <table:table-cell office:value-type="float" office:value="0.58072794" calcext:value-type="float">
            <text:p>0.58072794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52465008" calcext:value-type="float">
            <text:p>0.52465008</text:p>
          </table:table-cell>
          <table:table-cell office:value-type="float" office:value="0.00001903" calcext:value-type="float">
            <text:p>1.903E-05</text:p>
          </table:table-cell>
          <table:table-cell office:value-type="float" office:value="0.47371183" calcext:value-type="float">
            <text:p>0.47371183</text:p>
          </table:table-cell>
          <table:table-cell office:value-type="float" office:value="0.00126716" calcext:value-type="float">
            <text:p>0.00126716</text:p>
          </table:table-cell>
          <table:table-cell office:value-type="float" office:value="0.0000352" calcext:value-type="float">
            <text:p>3.52E-05</text:p>
          </table:table-cell>
          <table:table-cell office:value-type="float" office:value="0.59501272" calcext:value-type="float">
            <text:p>0.59501272</text:p>
          </table:table-cell>
          <table:table-cell office:value-type="float" office:value="0.40368492" calcext:value-type="float">
            <text:p>0.403684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572449" calcext:value-type="float">
            <text:p>0.34572449</text:p>
          </table:table-cell>
          <table:table-cell office:value-type="float" office:value="0.00407471" calcext:value-type="float">
            <text:p>0.00407471</text:p>
          </table:table-cell>
          <table:table-cell office:value-type="float" office:value="0.02610308" calcext:value-type="float">
            <text:p>0.02610308</text:p>
          </table:table-cell>
          <table:table-cell office:value-type="float" office:value="0.62409772" calcext:value-type="float">
            <text:p>0.62409772</text:p>
          </table:table-cell>
          <table:table-cell office:value-type="float" office:value="0.00144036" calcext:value-type="float">
            <text:p>0.00144036</text:p>
          </table:table-cell>
          <table:table-cell office:value-type="float" office:value="0.49196566" calcext:value-type="float">
            <text:p>0.49196566</text:p>
          </table:table-cell>
          <table:table-cell office:value-type="float" office:value="0.0000175" calcext:value-type="float">
            <text:p>1.75E-05</text:p>
          </table:table-cell>
          <table:table-cell office:value-type="float" office:value="0.50657648" calcext:value-type="float">
            <text:p>0.50657648</text:p>
          </table:table-cell>
          <table:table-cell office:value-type="float" office:value="0.00115038" calcext:value-type="float">
            <text:p>0.00115038</text:p>
          </table:table-cell>
          <table:table-cell office:value-type="float" office:value="0.00003368" calcext:value-type="float">
            <text:p>3.368E-05</text:p>
          </table:table-cell>
          <table:table-cell office:value-type="float" office:value="0.55828729" calcext:value-type="float">
            <text:p>0.55828729</text:p>
          </table:table-cell>
          <table:table-cell office:value-type="float" office:value="0.44052865" calcext:value-type="float">
            <text:p>0.440528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0607847" calcext:value-type="float">
            <text:p>0.30607847</text:p>
          </table:table-cell>
          <table:table-cell office:value-type="float" office:value="0.00380556" calcext:value-type="float">
            <text:p>0.00380556</text:p>
          </table:table-cell>
          <table:table-cell office:value-type="float" office:value="0.02384289" calcext:value-type="float">
            <text:p>0.02384289</text:p>
          </table:table-cell>
          <table:table-cell office:value-type="float" office:value="0.66627308" calcext:value-type="float">
            <text:p>0.66627308</text:p>
          </table:table-cell>
          <table:table-cell office:value-type="float" office:value="0.00127319" calcext:value-type="float">
            <text:p>0.00127319</text:p>
          </table:table-cell>
          <table:table-cell office:value-type="float" office:value="0.45874853" calcext:value-type="float">
            <text:p>0.45874853</text:p>
          </table:table-cell>
          <table:table-cell office:value-type="float" office:value="0.00001596" calcext:value-type="float">
            <text:p>1.596E-05</text:p>
          </table:table-cell>
          <table:table-cell office:value-type="float" office:value="0.53996232" calcext:value-type="float">
            <text:p>0.53996232</text:p>
          </table:table-cell>
          <table:table-cell office:value-type="float" office:value="0.00103788" calcext:value-type="float">
            <text:p>0.00103788</text:p>
          </table:table-cell>
          <table:table-cell office:value-type="float" office:value="0.00003206" calcext:value-type="float">
            <text:p>3.206E-05</text:p>
          </table:table-cell>
          <table:table-cell office:value-type="float" office:value="0.51966697" calcext:value-type="float">
            <text:p>0.51966697</text:p>
          </table:table-cell>
          <table:table-cell office:value-type="float" office:value="0.4792631" calcext:value-type="float">
            <text:p>0.47926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834099" calcext:value-type="float">
            <text:p>0.26834099</text:p>
          </table:table-cell>
          <table:table-cell office:value-type="float" office:value="0.00352252" calcext:value-type="float">
            <text:p>0.00352252</text:p>
          </table:table-cell>
          <table:table-cell office:value-type="float" office:value="0.02152882" calcext:value-type="float">
            <text:p>0.02152882</text:p>
          </table:table-cell>
          <table:table-cell office:value-type="float" office:value="0.70660767" calcext:value-type="float">
            <text:p>0.70660767</text:p>
          </table:table-cell>
          <table:table-cell office:value-type="float" office:value="0.00111799" calcext:value-type="float">
            <text:p>0.00111799</text:p>
          </table:table-cell>
          <table:table-cell office:value-type="float" office:value="0.42530511" calcext:value-type="float">
            <text:p>0.42530511</text:p>
          </table:table-cell>
          <table:table-cell office:value-type="float" office:value="0.00001443" calcext:value-type="float">
            <text:p>1.443E-05</text:p>
          </table:table-cell>
          <table:table-cell office:value-type="float" office:value="0.57356246" calcext:value-type="float">
            <text:p>0.57356246</text:p>
          </table:table-cell>
          <table:table-cell office:value-type="float" office:value="0.00092996" calcext:value-type="float">
            <text:p>0.00092996</text:p>
          </table:table-cell>
          <table:table-cell office:value-type="float" office:value="0.00003033" calcext:value-type="float">
            <text:p>3.033E-05</text:p>
          </table:table-cell>
          <table:table-cell office:value-type="float" office:value="0.47956687" calcext:value-type="float">
            <text:p>0.47956687</text:p>
          </table:table-cell>
          <table:table-cell office:value-type="float" office:value="0.51947285" calcext:value-type="float">
            <text:p>0.519472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3299968" calcext:value-type="float">
            <text:p>0.23299968</text:p>
          </table:table-cell>
          <table:table-cell office:value-type="float" office:value="0.00323194" calcext:value-type="float">
            <text:p>0.00323194</text:p>
          </table:table-cell>
          <table:table-cell office:value-type="float" office:value="0.01921932" calcext:value-type="float">
            <text:p>0.01921932</text:p>
          </table:table-cell>
          <table:table-cell office:value-type="float" office:value="0.74454905" calcext:value-type="float">
            <text:p>0.74454905</text:p>
          </table:table-cell>
          <table:table-cell office:value-type="float" office:value="0.00097507" calcext:value-type="float">
            <text:p>0.00097507</text:p>
          </table:table-cell>
          <table:table-cell office:value-type="float" office:value="0.39195992" calcext:value-type="float">
            <text:p>0.39195992</text:p>
          </table:table-cell>
          <table:table-cell office:value-type="float" office:value="0.00001294" calcext:value-type="float">
            <text:p>1.294E-05</text:p>
          </table:table-cell>
          <table:table-cell office:value-type="float" office:value="0.60705206" calcext:value-type="float">
            <text:p>0.60705206</text:p>
          </table:table-cell>
          <table:table-cell office:value-type="float" office:value="0.00082706" calcext:value-type="float">
            <text:p>0.00082706</text:p>
          </table:table-cell>
          <table:table-cell office:value-type="float" office:value="0.0000285" calcext:value-type="float">
            <text:p>2.85E-05</text:p>
          </table:table-cell>
          <table:table-cell office:value-type="float" office:value="0.43850402" calcext:value-type="float">
            <text:p>0.43850402</text:p>
          </table:table-cell>
          <table:table-cell office:value-type="float" office:value="0.56064042" calcext:value-type="float">
            <text:p>0.560640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0042422" calcext:value-type="float">
            <text:p>0.20042422</text:p>
          </table:table-cell>
          <table:table-cell office:value-type="float" office:value="0.00294011" calcext:value-type="float">
            <text:p>0.00294011</text:p>
          </table:table-cell>
          <table:table-cell office:value-type="float" office:value="0.01696777" calcext:value-type="float">
            <text:p>0.01696777</text:p>
          </table:table-cell>
          <table:table-cell office:value-type="float" office:value="0.7796679" calcext:value-type="float">
            <text:p>0.7796679</text:p>
          </table:table-cell>
          <table:table-cell office:value-type="float" office:value="0.00084458" calcext:value-type="float">
            <text:p>0.00084458</text:p>
          </table:table-cell>
          <table:table-cell office:value-type="float" office:value="0.3590434" calcext:value-type="float">
            <text:p>0.3590434</text:p>
          </table:table-cell>
          <table:table-cell office:value-type="float" office:value="0.00001151" calcext:value-type="float">
            <text:p>1.151E-05</text:p>
          </table:table-cell>
          <table:table-cell office:value-type="float" office:value="0.64010052" calcext:value-type="float">
            <text:p>0.64010052</text:p>
          </table:table-cell>
          <table:table-cell office:value-type="float" office:value="0.0007297" calcext:value-type="float">
            <text:p>0.0007297</text:p>
          </table:table-cell>
          <table:table-cell office:value-type="float" office:value="0.00002659" calcext:value-type="float">
            <text:p>2.659E-05</text:p>
          </table:table-cell>
          <table:table-cell office:value-type="float" office:value="0.39707794" calcext:value-type="float">
            <text:p>0.39707794</text:p>
          </table:table-cell>
          <table:table-cell office:value-type="float" office:value="0.60216577" calcext:value-type="float">
            <text:p>0.602165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7085419" calcext:value-type="float">
            <text:p>0.17085419</text:p>
          </table:table-cell>
          <table:table-cell office:value-type="float" office:value="0.0026528" calcext:value-type="float">
            <text:p>0.0026528</text:p>
          </table:table-cell>
          <table:table-cell office:value-type="float" office:value="0.01481954" calcext:value-type="float">
            <text:p>0.01481954</text:p>
          </table:table-cell>
          <table:table-cell office:value-type="float" office:value="0.81167347" calcext:value-type="float">
            <text:p>0.81167347</text:p>
          </table:table-cell>
          <table:table-cell office:value-type="float" office:value="0.00072646" calcext:value-type="float">
            <text:p>0.00072646</text:p>
          </table:table-cell>
          <table:table-cell office:value-type="float" office:value="0.3268788" calcext:value-type="float">
            <text:p>0.3268788</text:p>
          </table:table-cell>
          <table:table-cell office:value-type="float" office:value="0.00001014" calcext:value-type="float">
            <text:p>1.014E-05</text:p>
          </table:table-cell>
          <table:table-cell office:value-type="float" office:value="0.6723846" calcext:value-type="float">
            <text:p>0.6723846</text:p>
          </table:table-cell>
          <table:table-cell office:value-type="float" office:value="0.00063843" calcext:value-type="float">
            <text:p>0.00063843</text:p>
          </table:table-cell>
          <table:table-cell office:value-type="float" office:value="0.00002462" calcext:value-type="float">
            <text:p>2.462E-05</text:p>
          </table:table-cell>
          <table:table-cell office:value-type="float" office:value="0.35594004" calcext:value-type="float">
            <text:p>0.35594004</text:p>
          </table:table-cell>
          <table:table-cell office:value-type="float" office:value="0.6433969" calcext:value-type="float">
            <text:p>0.64339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4439992" calcext:value-type="float">
            <text:p>0.14439992</text:p>
          </table:table-cell>
          <table:table-cell office:value-type="float" office:value="0.00237506" calcext:value-type="float">
            <text:p>0.00237506</text:p>
          </table:table-cell>
          <table:table-cell office:value-type="float" office:value="0.01281011" calcext:value-type="float">
            <text:p>0.01281011</text:p>
          </table:table-cell>
          <table:table-cell office:value-type="float" office:value="0.84041491" calcext:value-type="float">
            <text:p>0.84041491</text:p>
          </table:table-cell>
          <table:table-cell office:value-type="float" office:value="0.00062051" calcext:value-type="float">
            <text:p>0.00062051</text:p>
          </table:table-cell>
          <table:table-cell office:value-type="float" office:value="0.29576929" calcext:value-type="float">
            <text:p>0.29576929</text:p>
          </table:table-cell>
          <table:table-cell table:style-name="ce1" office:value-type="float" office:value="0.000008858" calcext:value-type="float">
            <text:p>8.86E-06</text:p>
          </table:table-cell>
          <table:table-cell office:value-type="float" office:value="0.70360134" calcext:value-type="float">
            <text:p>0.70360134</text:p>
          </table:table-cell>
          <table:table-cell office:value-type="float" office:value="0.00055374" calcext:value-type="float">
            <text:p>0.00055374</text:p>
          </table:table-cell>
          <table:table-cell office:value-type="float" office:value="0.00002263" calcext:value-type="float">
            <text:p>2.263E-05</text:p>
          </table:table-cell>
          <table:table-cell office:value-type="float" office:value="0.31575458" calcext:value-type="float">
            <text:p>0.31575458</text:p>
          </table:table-cell>
          <table:table-cell office:value-type="float" office:value="0.68366905" calcext:value-type="float">
            <text:p>0.683669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105429" calcext:value-type="float">
            <text:p>0.12105429</text:p>
          </table:table-cell>
          <table:table-cell office:value-type="float" office:value="0.00211095" calcext:value-type="float">
            <text:p>0.00211095</text:p>
          </table:table-cell>
          <table:table-cell office:value-type="float" office:value="0.01096442" calcext:value-type="float">
            <text:p>0.01096442</text:p>
          </table:table-cell>
          <table:table-cell office:value-type="float" office:value="0.86587034" calcext:value-type="float">
            <text:p>0.86587034</text:p>
          </table:table-cell>
          <table:table-cell office:value-type="float" office:value="0.00052634" calcext:value-type="float">
            <text:p>0.00052634</text:p>
          </table:table-cell>
          <table:table-cell office:value-type="float" office:value="0.26598624" calcext:value-type="float">
            <text:p>0.26598624</text:p>
          </table:table-cell>
          <table:table-cell table:style-name="ce1" office:value-type="float" office:value="0.000007671" calcext:value-type="float">
            <text:p>7.67E-06</text:p>
          </table:table-cell>
          <table:table-cell office:value-type="float" office:value="0.73347975" calcext:value-type="float">
            <text:p>0.73347975</text:p>
          </table:table-cell>
          <table:table-cell office:value-type="float" office:value="0.00047606" calcext:value-type="float">
            <text:p>0.00047606</text:p>
          </table:table-cell>
          <table:table-cell office:value-type="float" office:value="0.00002062" calcext:value-type="float">
            <text:p>2.062E-05</text:p>
          </table:table-cell>
          <table:table-cell office:value-type="float" office:value="0.27715555" calcext:value-type="float">
            <text:p>0.27715555</text:p>
          </table:table-cell>
          <table:table-cell office:value-type="float" office:value="0.72234776" calcext:value-type="float">
            <text:p>0.722347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0071213" calcext:value-type="float">
            <text:p>0.10071213</text:p>
          </table:table-cell>
          <table:table-cell office:value-type="float" office:value="0.00186351" calcext:value-type="float">
            <text:p>0.00186351</text:p>
          </table:table-cell>
          <table:table-cell office:value-type="float" office:value="0.00929713" calcext:value-type="float">
            <text:p>0.00929713</text:p>
          </table:table-cell>
          <table:table-cell office:value-type="float" office:value="0.88812722" calcext:value-type="float">
            <text:p>0.88812722</text:p>
          </table:table-cell>
          <table:table-cell office:value-type="float" office:value="0.0004434" calcext:value-type="float">
            <text:p>0.0004434</text:p>
          </table:table-cell>
          <table:table-cell office:value-type="float" office:value="0.23775973" calcext:value-type="float">
            <text:p>0.23775973</text:p>
          </table:table-cell>
          <table:table-cell table:style-name="ce1" office:value-type="float" office:value="0.000006586" calcext:value-type="float">
            <text:p>6.59E-06</text:p>
          </table:table-cell>
          <table:table-cell office:value-type="float" office:value="0.76179029" calcext:value-type="float">
            <text:p>0.76179029</text:p>
          </table:table-cell>
          <table:table-cell office:value-type="float" office:value="0.00040566" calcext:value-type="float">
            <text:p>0.00040566</text:p>
          </table:table-cell>
          <table:table-cell office:value-type="float" office:value="0.00001865" calcext:value-type="float">
            <text:p>1.865E-05</text:p>
          </table:table-cell>
          <table:table-cell office:value-type="float" office:value="0.24070546" calcext:value-type="float">
            <text:p>0.24070546</text:p>
          </table:table-cell>
          <table:table-cell office:value-type="float" office:value="0.75887023" calcext:value-type="float">
            <text:p>0.758870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6:43:45.773000000</meta:creation-date>
    <dc:date>2023-11-15T16:44:38.027000000</dc:date>
    <meta:editing-duration>PT53S</meta:editing-duration>
    <meta:editing-cycles>1</meta:editing-cycles>
    <meta:document-statistic meta:table-count="1" meta:cell-count="629" meta:object-count="0"/>
    <meta:generator>LibreOffice/6.1.6.3$Windows_X86_64 LibreOffice_project/5896ab1714085361c45cf540f76f60673dd96a72</meta:generator>
  </office:meta>
</office:document-meta>
</file>